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fo:font-size="14pt" officeooo:paragraph-rsid="0003291b" style:font-size-asian="14pt" style:font-size-complex="14pt"/>
    </style:style>
    <style:style style:name="P4" style:family="paragraph" style:parent-style-name="Standard">
      <style:paragraph-properties fo:margin-left="0.492cm" fo:margin-right="0.549cm" fo:line-height="150%" fo:text-align="center" style:justify-single-word="false" fo:text-indent="0cm" style:auto-text-indent="false"/>
      <style:text-properties fo:font-size="14pt" officeooo:paragraph-rsid="0003291b" style:font-size-asian="14pt" style:font-size-complex="14pt"/>
    </style:style>
    <style:style style:name="P5" style:family="paragraph" style:parent-style-name="Standard" style:master-page-name="">
      <style:paragraph-properties fo:margin-left="0.492cm" fo:margin-right="0.549cm" fo:line-height="200%" fo:text-indent="0cm" style:auto-text-indent="false" style:page-number="auto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3291b"/>
    </style:style>
    <style:style style:name="T2" style:family="text">
      <style:text-properties fo:language="en" fo:country="US" officeooo:rsid="0003291b"/>
    </style:style>
    <style:style style:name="T3" style:family="text">
      <style:text-properties fo:language="en" fo:country="US" fo:font-style="italic" officeooo:rsid="0003291b" style:font-style-asian="italic" style:font-style-complex="italic"/>
    </style:style>
    <style:style style:name="T4" style:family="text">
      <style:text-properties fo:language="ru" fo:country="RU" officeooo:rsid="0003291b"/>
    </style:style>
    <style:style style:name="T5" style:family="text">
      <style:text-properties fo:language="ru" fo:country="RU" officeooo:rsid="0003dbaa"/>
    </style:style>
    <style:style style:name="T6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8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cm" svg:y1="27.556cm" svg:x2="20.381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cm" svg:y1="28.053cm" svg:x2="9.089cm" svg:y2="28.055cm">
          <text:p/>
        </draw:line>
        <draw:line draw:style-name="gr2" draw:text-style-name="P7" svg:x1="2.12cm" svg:y1="28.558cm" svg:x2="9.089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6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6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6">№ </text:span><text:span text:style-name="T6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7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6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6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8">2</text:span></text:p>
          </draw:text-box>
        </draw:frame>
        <draw:frame draw:style-name="gr4" draw:text-style-name="P9" svg:width="10.125cm" svg:height="0.682cm" svg:x="9.194cm" svg:y="27.954cm">
          <draw:text-box>
            <text:p text:style-name="P8"><text:span text:style-name="T9">КР-НРТК- (2АС-02)</text:span></text:p>
          </draw:text-box>
        </draw:frame>
      </draw:g>
      <text:p text:style-name="P1"/>
      <text:p text:style-name="P5"><text:tab/><text:span text:style-name="T1">6 Расчет конструкции волноводно-щелевой антенны (ВЩА)</text:span></text:p>
      <text:p text:style-name="P2"><text:span text:style-name="T1"><text:tab/>Существует несколько методов расчета волноводно-щелевых антенн. Строгие методы расчета связаны со значительными материальными трудностями, поэтому использование их для инженерных расчетов нецелесообразно. При таких расчетах обычно используют приближенные методы. Резонансную антенну с продольными щелями и расстоянием между ними </text:span><text:span text:style-name="T1"><draw:frame draw:style-name="fr1" draw:name="Объект1" text:anchor-type="as-char" svg:y="-0.623cm" svg:width="1.355cm" svg:height="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рас</text:span><text:span text:style-name="T5">с</text:span><text:span text:style-name="T4">читывают энергетическим методом </text:span><text:span text:style-name="T2">[4].</text:span></text:p>
      <text:p text:style-name="P2"><text:span text:style-name="T2"><text:tab/></text:span><text:span text:style-name="T4">Эквивалентная нормированная проводи</text:span><text:span text:style-name="T5">м</text:span><text:span text:style-name="T4">ость </text:span><text:span text:style-name="T3">n</text:span><text:span text:style-name="T2">-</text:span><text:span text:style-name="T4">ой щели:</text:span></text:p>
      <text:p text:style-name="P4"><text:span text:style-name="T4"><draw:frame draw:style-name="fr1" draw:name="Объект2" text:anchor-type="as-char" svg:y="-0.743cm" svg:width="2.701cm" svg:height="1.79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, </text:span></text:p>
      <text:p text:style-name="P3"><text:span text:style-name="T4">где </text:span><text:span text:style-name="T4"><draw:frame draw:style-name="fr1" draw:name="Объект3" text:anchor-type="as-char" svg:y="-0.377cm" svg:width="1.222cm" svg:height="0.531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амплитуда тока в </text:span><text:span text:style-name="T3">n</text:span><text:span text:style-name="T2">-</text:span><text:span text:style-name="T4">ой щели; </text:span><text:span text:style-name="T4"><draw:frame draw:style-name="fr1" draw:name="Объект4" text:anchor-type="as-char" svg:y="-0.377cm" svg:width="0.71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</text:span><text:span text:style-name="T5">входная нормированная проводимость антенны, которая выбирается так, чтобы обеспечить хорошее согласование антенны с питающим волноводом. Величина </text:span><text:span text:style-name="T5"><draw:frame draw:style-name="fr1" draw:name="Объект5" text:anchor-type="as-char" svg:y="-0.377cm" svg:width="0.711cm" svg:height="0.53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может быть выбрана равной единице.</text:span></text:p>
      <text:p text:style-name="P4"><text:span text:style-name="T5"><draw:frame draw:style-name="fr1" draw:name="Объект6" text:anchor-type="as-char" svg:y="-0.713cm" svg:width="13.444cm" svg:height="1.139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<text:span text:style-name="T5"><draw:frame draw:style-name="fr1" draw:name="Объект7" text:anchor-type="as-char" svg:y="-1.663cm" svg:width="4.253cm" svg:height="3.239cm" draw:z-index="7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9T22:04:20.434000000</dc:date>
    <meta:editing-duration>PT41M16S</meta:editing-duration>
    <meta:editing-cycles>5</meta:editing-cycles>
    <meta:generator>LibreOffice/4.1.3.2$Windows_x86 LibreOffice_project/70feb7d99726f064edab4605a8ab840c50ec57a</meta:generator>
    <meta:document-statistic meta:table-count="0" meta:image-count="0" meta:object-count="7" meta:page-count="1" meta:paragraph-count="7" meta:word-count="80" meta:character-count="694" meta:non-whitespace-character-count="613"/>
  </office:meta>
</office:document-meta>
</file>

<file path=Object 1/content.xml><?xml version="1.0" encoding="utf-8"?>
<math xmlns="http://www.w3.org/1998/Math/MathML">
  <semantics>
    <mrow>
      <mrow>
        <mi>d</mi>
        <mo stretchy="false">=</mo>
        <mfrac>
          <msub>
            <mo stretchy="false">λ</mo>
            <mi>В</mi>
          </msub>
          <mn>2</mn>
        </mfrac>
      </mrow>
    </mrow>
    <annotation encoding="StarMath 5.0">d = %lambda_В over 2</annotation>
  </semantics>
</math>
</file>

<file path=Object 2/content.xml><?xml version="1.0" encoding="utf-8"?>
<math xmlns="http://www.w3.org/1998/Math/MathML">
  <semantics>
    <mrow>
      <mrow>
        <mi>g</mi>
        <mo stretchy="false">=</mo>
        <mfrac>
          <mrow>
            <msub>
              <mi>g</mi>
              <mi mathvariant="italic">вх</mi>
            </msub>
            <mo stretchy="false">⋅</mo>
            <mrow>
              <msup>
                <mi>f</mi>
                <mn>2</mn>
              </msup>
              <mrow>
                <mo stretchy="false">(</mo>
                <mrow>
                  <msub>
                    <mi>z</mi>
                    <mi>n</mi>
                  </msub>
                </mrow>
                <mo stretchy="false">)</mo>
              </mrow>
            </mrow>
          </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f</mi>
                <mn>2</mn>
              </msup>
            </mrow>
            <mrow>
              <mo stretchy="false">(</mo>
              <mrow>
                <msub>
                  <mi>z</mi>
                  <mi>n</mi>
                </msub>
              </mrow>
              <mo stretchy="false">)</mo>
            </mrow>
          </mrow>
        </mfrac>
      </mrow>
    </mrow>
    <annotation encoding="StarMath 5.0">g = g_вх cdot {f^2(z_n)} over {sum from n=1 to N f^2(z_n)}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z</mi>
            <mi>n</mi>
          </msub>
        </mrow>
        <mo stretchy="false">)</mo>
      </mrow>
    </mrow>
    <annotation encoding="StarMath 5.0">f(z_n)</annotation>
  </semantics>
</math>
</file>

<file path=Object 4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5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6/content.xml><?xml version="1.0" encoding="utf-8"?>
<math xmlns="http://www.w3.org/1998/Math/MathML">
  <semantics>
    <mrow>
      <mrow>
        <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row>
                <msup>
                  <mi>f</mi>
                  <mn>2</mn>
                </msup>
                <mrow>
                  <mo stretchy="false">(</mo>
                  <mrow>
                    <msub>
                      <mi>z</mi>
                      <mi>n</mi>
                    </msub>
                  </mrow>
                  <mo stretchy="false">)</mo>
                </mrow>
              </mrow>
            </mrow>
            <mo stretchy="false">=</mo>
            <mrow>
              <mn>2</mn>
              <mo stretchy="false">⋅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n>5</mn>
                </munderover>
                <mrow>
                  <msubsup>
                    <mi>I</mi>
                    <mi>n</mi>
                    <mn>2</mn>
                  </msubsup>
                </mrow>
              </mrow>
            </mrow>
          </mrow>
          <mo stretchy="false">=</mo>
          <mrow>
            <mn>2</mn>
            <mo stretchy="false">⋅</mo>
            <mrow>
              <mo stretchy="false">(</mo>
              <mrow>
                <mrow>
                  <mrow>
                    <mrow>
                      <mrow>
                        <msup>
                          <mn>1</mn>
                          <mn>2</mn>
                        </msup>
                        <mo stretchy="false">+</mo>
                        <msup>
                          <mn>0,86982</mn>
                          <mn>2</mn>
                        </msup>
                      </mrow>
                      <mo stretchy="false">+</mo>
                      <msup>
                        <mn>0,64975</mn>
                        <mn>2</mn>
                      </msup>
                    </mrow>
                    <mo stretchy="false">+</mo>
                    <msup>
                      <mn>0,40331</mn>
                      <mn>2</mn>
                    </msup>
                  </mrow>
                  <mo stretchy="false">+</mo>
                  <msup>
                    <mn>0,22000</mn>
                    <mn>2</mn>
                  </msup>
                </mrow>
              </mrow>
              <mo stretchy="false">)</mo>
            </mrow>
          </mrow>
        </mrow>
        <mo stretchy="false">=</mo>
        <mn>4,780</mn>
      </mrow>
    </mrow>
    <annotation encoding="StarMath 5.0">sum from n=1 to N {f^2(z_n)} = 
2 cdot sum from n=1 to 5{I_n^2} = 
2 cdot (1^2 + 0,86982^2 + 0,64975^2 + 0,40331^2 + 0,22000^2) = 4,780</annotation>
  </semantics>
</math>
</file>

<file path=Object 7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i>g</mi>
                    <mn>1</mn>
                  </msub>
                  <mo stretchy="false">=</mo>
                  <mrow>
                    <mrow>
                      <mn>1</mn>
                      <mo stretchy="false">⋅</mo>
                      <mrow>
                        <mfrac>
                          <mrow>
                            <msup>
                              <mn>1</mn>
                              <mn>2</mn>
                            </msup>
                          </mrow>
                          <mrow>
                            <mn>4,780</mn>
                          </mrow>
                        </mfrac>
                      </mrow>
                    </mrow>
                  </mrow>
                </mrow>
                <mo stretchy="false">=</mo>
                <mn>0,21</mn>
              </mrow>
            </mrow>
          </mtd>
        </mtr>
        <mtr>
          <mtd>
            <mrow>
              <mrow>
                <mrow>
                  <msub>
                    <mi>g</mi>
                    <mn>2</mn>
                  </msub>
                  <mo stretchy="false">=</mo>
                  <mrow>
                    <mrow>
                      <mn>1</mn>
                      <mo stretchy="false">⋅</mo>
                      <mrow>
                        <mfrac>
                          <mrow>
                            <msup>
                              <mn>0,86982</mn>
                              <mn>2</mn>
                            </msup>
                          </mrow>
                          <mrow>
                            <mn>4,780</mn>
                          </mrow>
                        </mfrac>
                      </mrow>
                    </mrow>
                  </mrow>
                </mrow>
                <mo stretchy="false">=</mo>
                <mrow/>
              </mrow>
              <mrow>
                <msub>
                  <mi>g</mi>
                  <mn>3</mn>
                </msub>
                <mo stretchy="false">=</mo>
                <mrow/>
              </mrow>
            </mrow>
          </mtd>
        </mtr>
        <mtr>
          <mtd>
            <mrow>
              <mrow>
                <msub>
                  <mi>g</mi>
                  <mn>4</mn>
                </msub>
                <mo stretchy="false">=</mo>
                <mrow/>
              </mrow>
            </mrow>
          </mtd>
        </mtr>
        <mtr>
          <mtd>
            <mrow>
              <mrow>
                <msub>
                  <mi>g</mi>
                  <mn>5</mn>
                </msub>
                <mo stretchy="false">=</mo>
                <mrow/>
              </mrow>
            </mrow>
          </mtd>
        </mtr>
      </mtable>
    </mrow>
    <annotation encoding="StarMath 5.0">stack {
g_1 = {1 cdot {{1^2} over {4,780}}} = 0,21
#g_2 = {1 cdot {{0,86982^2} over {4,780}}} = 
#g_3 = {}
#g_4 = {}
#g_5 = {}
}</annotation>
  </semantics>
</math>
</file>